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rsid="0004f962" officeooo:paragraph-rsid="0004f962"/>
    </style:style>
    <style:style style:name="P2" style:family="paragraph" style:parent-style-name="Standard">
      <style:text-properties style:font-name="Liberation Sans" fo:font-size="16pt" officeooo:rsid="0004f962" officeooo:paragraph-rsid="0004f962"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elgroep:</text:p>
      <text:p text:style-name="P2"/>
      <text:p text:style-name="P2">Tiener (16-21 jaar):</text:p>
      <text:p text:style-name="P2"/>
      <text:p text:style-name="P2">Kinderen van deze leeftijd letten niet op of iets gezond is of niet; smaak is voor hen het belangrijkst. Ze richten zich vooral op producten met veel suiker en cafeïne. Tieners willen graag snel iets drinken dat lekker smaakt en hen energie geeft.</text:p>
      <text:p text:style-name="P2"/>
      <text:p text:style-name="P2">Volwassenen (22-30 jaar):</text:p>
      <text:p text:style-name="P2"/>
      <text:p text:style-name="P2">We kunnen voor deze groep een product ontwikkelen dat minder suiker bevat, maar meer cafeïne om hen de energieboost voor de dag te geven. Het doel is dat wanneer iemand van deze doelgroep langer op moet blijven om werk af te ronden, hij of zij een blikje van ons product kan drinke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1:49:03.083416871</meta:creation-date>
    <dc:date>2023-11-15T11:50:28.269477447</dc:date>
    <meta:editing-duration>PT1M24S</meta:editing-duration>
    <meta:editing-cycles>3</meta:editing-cycles>
    <meta:generator>LibreOffice/7.6.2.1$Linux_X86_64 LibreOffice_project/60$Build-1</meta:generator>
    <meta:document-statistic meta:table-count="0" meta:image-count="0" meta:object-count="0" meta:page-count="1" meta:paragraph-count="5" meta:word-count="102" meta:character-count="585" meta:non-whitespace-character-count="488"/>
  </office:meta>
</office:document-meta>
</file>